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1.6764in"/>
    </style:style>
    <style:style style:name="co3" style:family="table-column">
      <style:table-column-properties fo:break-before="auto" style:column-width="1.8047in"/>
    </style:style>
    <style:style style:name="co4" style:family="table-column">
      <style:table-column-properties fo:break-before="auto" style:column-width="1.7083in"/>
    </style:style>
    <style:style style:name="co5" style:family="table-column">
      <style:table-column-properties fo:break-before="auto" style:column-width="1.622in"/>
    </style:style>
    <style:style style:name="co6" style:family="table-column">
      <style:table-column-properties fo:break-before="auto" style:column-width="1.6437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vm_legit_majority" table:style-name="ta1">
        <table:shapes>
          <draw:frame draw:z-index="0" draw:style-name="gr1" draw:text-style-name="P1" svg:width="6.2988in" svg:height="3.5429in" svg:x="2.7516in" svg:y="0.0394in">
            <draw:object draw:notify-on-update-of-ranges="svm_legit_majority.A2:svm_legit_majority.A101 svm_legit_majority.F1:svm_legit_majority.F1 svm_legit_majority.F2:svm_legit_majority.F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7441in" svg:y="3.7835in">
            <draw:object draw:notify-on-update-of-ranges="svm_legit_majority.A2:svm_legit_majority.A101 svm_legit_majority.G1:svm_legit_majority.G1 svm_legit_majority.G2:svm_legit_majority.G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.7295in" svg:y="7.5272in">
            <draw:object draw:notify-on-update-of-ranges="svm_legit_majority.A2:svm_legit_majority.A101 svm_legit_majority.F2:svm_legit_majority.F101 svm_legit_majority.G2:svm_legit_majority.G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legit nonoutliers detected</text:p>
          </table:table-cell>
          <table:table-cell office:value-type="string" calcext:value-type="string">
            <text:p>legit nonoutliers mislabeled</text:p>
          </table:table-cell>
          <table:table-cell office:value-type="string" calcext:value-type="string">
            <text:p>phishing outliers detected</text:p>
          </table:table-cell>
          <table:table-cell office:value-type="string" calcext:value-type="string">
            <text:p>phishing outliers missed</text:p>
          </table:table-cell>
          <table:table-cell office:value-type="string" calcext:value-type="string">
            <text:p>nonoutlier detection ratio</text:p>
          </table:table-cell>
          <table:table-cell office:value-type="string" calcext:value-type="string">
            <text:p>outlier detection ratio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991" calcext:value-type="float">
            <text:p>199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87" calcext:value-type="float">
            <text:p>887</text:p>
          </table:table-cell>
          <table:table-cell office:value-type="float" office:value="1104" calcext:value-type="float">
            <text:p>110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percentage" office:value="0.445504771471622" calcext:value-type="percentage">
            <text:p>44.55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35" calcext:value-type="float">
            <text:p>735</text:p>
          </table:table-cell>
          <table:table-cell office:value-type="float" office:value="1256" calcext:value-type="float">
            <text:p>1256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percentage" office:value="0.369161225514817" calcext:value-type="percentage">
            <text:p>36.92%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071" calcext:value-type="float">
            <text:p>1071</text:p>
          </table:table-cell>
          <table:table-cell office:value-type="float" office:value="920" calcext:value-type="float">
            <text:p>920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537920642893019" calcext:value-type="percentage">
            <text:p>53.79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826" calcext:value-type="float">
            <text:p>826</text:p>
          </table:table-cell>
          <table:table-cell office:value-type="float" office:value="1165" calcext:value-type="float">
            <text:p>1165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percentage" office:value="0.414866901054746" calcext:value-type="percentage">
            <text:p>41.49%</text:p>
          </table:table-cell>
          <table:table-cell office:value-type="percentage" office:value="0.74" calcext:value-type="percentage">
            <text:p>74.00%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367" calcext:value-type="float">
            <text:p>1367</text:p>
          </table:table-cell>
          <table:table-cell office:value-type="float" office:value="624" calcext:value-type="float">
            <text:p>62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percentage" office:value="0.686589653440482" calcext:value-type="percentage">
            <text:p>68.66%</text:p>
          </table:table-cell>
          <table:table-cell office:value-type="percentage" office:value="0.44" calcext:value-type="percentage">
            <text:p>44.00%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818" calcext:value-type="float">
            <text:p>818</text:p>
          </table:table-cell>
          <table:table-cell office:value-type="float" office:value="1173" calcext:value-type="float">
            <text:p>117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percentage" office:value="0.410848819688599" calcext:value-type="percentage">
            <text:p>41.08%</text:p>
          </table:table-cell>
          <table:table-cell office:value-type="percentage" office:value="0.46" calcext:value-type="percentage">
            <text:p>46.00%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536" calcext:value-type="float">
            <text:p>536</text:p>
          </table:table-cell>
          <table:table-cell office:value-type="float" office:value="1455" calcext:value-type="float">
            <text:p>1455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percentage" office:value="0.269211451531894" calcext:value-type="percentage">
            <text:p>26.92%</text:p>
          </table:table-cell>
          <table:table-cell office:value-type="percentage" office:value="0.42" calcext:value-type="percentage">
            <text:p>42.00%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738" calcext:value-type="float">
            <text:p>738</text:p>
          </table:table-cell>
          <table:table-cell office:value-type="float" office:value="1253" calcext:value-type="float">
            <text:p>125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percentage" office:value="0.370668006027122" calcext:value-type="percentage">
            <text:p>37.07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677" calcext:value-type="float">
            <text:p>677</text:p>
          </table:table-cell>
          <table:table-cell office:value-type="float" office:value="1314" calcext:value-type="float">
            <text:p>1314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percentage" office:value="0.340030135610246" calcext:value-type="percentage">
            <text:p>34.00%</text:p>
          </table:table-cell>
          <table:table-cell office:value-type="percentage" office:value="0.38" calcext:value-type="percentage">
            <text:p>38.00%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94" calcext:value-type="float">
            <text:p>694</text:p>
          </table:table-cell>
          <table:table-cell office:value-type="float" office:value="1297" calcext:value-type="float">
            <text:p>1297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percentage" office:value="0.34856855851331" calcext:value-type="percentage">
            <text:p>34.86%</text:p>
          </table:table-cell>
          <table:table-cell office:value-type="percentage" office:value="0.32" calcext:value-type="percentage">
            <text:p>32.00%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719" calcext:value-type="float">
            <text:p>719</text:p>
          </table:table-cell>
          <table:table-cell office:value-type="float" office:value="1272" calcext:value-type="float">
            <text:p>127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percentage" office:value="0.361125062782521" calcext:value-type="percentage">
            <text:p>36.11%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853" calcext:value-type="float">
            <text:p>853</text:p>
          </table:table-cell>
          <table:table-cell office:value-type="float" office:value="1138" calcext:value-type="float">
            <text:p>1138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percentage" office:value="0.428427925665495" calcext:value-type="percentage">
            <text:p>42.84%</text:p>
          </table:table-cell>
          <table:table-cell office:value-type="percentage" office:value="0.34" calcext:value-type="percentage">
            <text:p>34.00%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878" calcext:value-type="float">
            <text:p>878</text:p>
          </table:table-cell>
          <table:table-cell office:value-type="float" office:value="1113" calcext:value-type="float">
            <text:p>11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percentage" office:value="0.440984429934706" calcext:value-type="percentage">
            <text:p>44.10%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08" calcext:value-type="float">
            <text:p>1108</text:p>
          </table:table-cell>
          <table:table-cell office:value-type="float" office:value="883" calcext:value-type="float">
            <text:p>88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percentage" office:value="0.556504269211452" calcext:value-type="percentage">
            <text:p>55.65%</text:p>
          </table:table-cell>
          <table:table-cell office:value-type="percentage" office:value="0.18" calcext:value-type="percentage">
            <text:p>18.00%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032" calcext:value-type="float">
            <text:p>1032</text:p>
          </table:table-cell>
          <table:table-cell office:value-type="float" office:value="959" calcext:value-type="float">
            <text:p>959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percentage" office:value="0.518332496233049" calcext:value-type="percentage">
            <text:p>51.83%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040" calcext:value-type="float">
            <text:p>1040</text:p>
          </table:table-cell>
          <table:table-cell office:value-type="float" office:value="951" calcext:value-type="float">
            <text:p>95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percentage" office:value="0.522350577599196" calcext:value-type="percentage">
            <text:p>52.24%</text:p>
          </table:table-cell>
          <table:table-cell office:value-type="percentage" office:value="0.24" calcext:value-type="percentage">
            <text:p>24.00%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233" calcext:value-type="float">
            <text:p>1233</text:p>
          </table:table-cell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percentage" office:value="0.619286790557509" calcext:value-type="percentage">
            <text:p>61.93%</text:p>
          </table:table-cell>
          <table:table-cell office:value-type="percentage" office:value="0.16" calcext:value-type="percentage">
            <text:p>16.00%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224" calcext:value-type="float">
            <text:p>1224</text:p>
          </table:table-cell>
          <table:table-cell office:value-type="float" office:value="767" calcext:value-type="float">
            <text:p>76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614766449020593" calcext:value-type="percentage">
            <text:p>61.48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250" calcext:value-type="float">
            <text:p>1250</text:p>
          </table:table-cell>
          <table:table-cell office:value-type="float" office:value="741" calcext:value-type="float">
            <text:p>7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627825213460573" calcext:value-type="percentage">
            <text:p>62.78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89" calcext:value-type="float">
            <text:p>1589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9809141135108" calcext:value-type="percentage">
            <text:p>79.81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609" calcext:value-type="float">
            <text:p>1609</text:p>
          </table:table-cell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808136614766449" calcext:value-type="percentage">
            <text:p>80.81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604" calcext:value-type="float">
            <text:p>1604</text:p>
          </table:table-cell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05625313912607" calcext:value-type="percentage">
            <text:p>80.5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597" calcext:value-type="float">
            <text:p>1597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02109492717228" calcext:value-type="percentage">
            <text:p>80.21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581" calcext:value-type="float">
            <text:p>1581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794073329984932" calcext:value-type="percentage">
            <text:p>79.41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587" calcext:value-type="float">
            <text:p>1587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97086891009543" calcext:value-type="percentage">
            <text:p>79.71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583" calcext:value-type="float">
            <text:p>1583</text:p>
          </table:table-cell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95077850326469" calcext:value-type="percentage">
            <text:p>79.51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508" calcext:value-type="float">
            <text:p>1508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57408337518835" calcext:value-type="percentage">
            <text:p>75.74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489" calcext:value-type="float">
            <text:p>1489</text:p>
          </table:table-cell>
          <table:table-cell office:value-type="float" office:value="502" calcext:value-type="float">
            <text:p>502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747865394274234" calcext:value-type="percentage">
            <text:p>74.79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509" calcext:value-type="float">
            <text:p>1509</text:p>
          </table:table-cell>
          <table:table-cell office:value-type="float" office:value="482" calcext:value-type="float">
            <text:p>48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57910597689603" calcext:value-type="percentage">
            <text:p>75.79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2" calcext:value-type="float">
            <text:p>1502</text:p>
          </table:table-cell>
          <table:table-cell office:value-type="float" office:value="489" calcext:value-type="float">
            <text:p>4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54394776494224" calcext:value-type="percentage">
            <text:p>75.44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469" calcext:value-type="float">
            <text:p>1469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percentage" office:value="0.737820190858865" calcext:value-type="percentage">
            <text:p>73.78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457" calcext:value-type="float">
            <text:p>1457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percentage" office:value="0.731793068809643" calcext:value-type="percentage">
            <text:p>73.18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463" calcext:value-type="float">
            <text:p>1463</text:p>
          </table:table-cell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percentage" office:value="0.734806629834254" calcext:value-type="percentage">
            <text:p>73.48%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456" calcext:value-type="float">
            <text:p>1456</text:p>
          </table:table-cell>
          <table:table-cell office:value-type="float" office:value="535" calcext:value-type="float">
            <text:p>53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31290808638875" calcext:value-type="percentage">
            <text:p>73.13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461" calcext:value-type="float">
            <text:p>1461</text:p>
          </table:table-cell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33802109492717" calcext:value-type="percentage">
            <text:p>73.38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474" calcext:value-type="float">
            <text:p>1474</text:p>
          </table:table-cell>
          <table:table-cell office:value-type="float" office:value="517" calcext:value-type="float">
            <text:p>5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percentage" office:value="0.740331491712707" calcext:value-type="percentage">
            <text:p>74.03%</text:p>
          </table:table-cell>
          <table:table-cell office:value-type="percentage" office:value="0.12" calcext:value-type="percentage">
            <text:p>12.00%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473" calcext:value-type="float">
            <text:p>1473</text:p>
          </table:table-cell>
          <table:table-cell office:value-type="float" office:value="518" calcext:value-type="float">
            <text:p>51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39829231541939" calcext:value-type="percentage">
            <text:p>73.98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85" calcext:value-type="float">
            <text:p>1485</text:p>
          </table:table-cell>
          <table:table-cell office:value-type="float" office:value="506" calcext:value-type="float">
            <text:p>50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4585635359116" calcext:value-type="percentage">
            <text:p>74.59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556" calcext:value-type="float">
            <text:p>1556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1516825715721" calcext:value-type="percentage">
            <text:p>78.1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48" calcext:value-type="float">
            <text:p>1548</text:p>
          </table:table-cell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77498744349573" calcext:value-type="percentage">
            <text:p>77.7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555" calcext:value-type="float">
            <text:p>1555</text:p>
          </table:table-cell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81014565544952" calcext:value-type="percentage">
            <text:p>78.1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46" calcext:value-type="float">
            <text:p>1546</text:p>
          </table:table-cell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76494224008036" calcext:value-type="percentage">
            <text:p>77.6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549" calcext:value-type="float">
            <text:p>1549</text:p>
          </table:table-cell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78001004520342" calcext:value-type="percentage">
            <text:p>77.8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56" calcext:value-type="float">
            <text:p>1556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81516825715721" calcext:value-type="percentage">
            <text:p>78.1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56" calcext:value-type="float">
            <text:p>1556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81516825715721" calcext:value-type="percentage">
            <text:p>78.1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53" calcext:value-type="float">
            <text:p>1553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0010045203415" calcext:value-type="percentage">
            <text:p>78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53" calcext:value-type="float">
            <text:p>1553</text:p>
          </table:table-cell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80010045203415" calcext:value-type="percentage">
            <text:p>78.0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35" calcext:value-type="float">
            <text:p>1535</text:p>
          </table:table-cell>
          <table:table-cell office:value-type="float" office:value="456" calcext:value-type="float">
            <text:p>45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70969362129583" calcext:value-type="percentage">
            <text:p>77.1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533" calcext:value-type="float">
            <text:p>1533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69964841788046" calcext:value-type="percentage">
            <text:p>77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32" calcext:value-type="float">
            <text:p>1532</text:p>
          </table:table-cell>
          <table:table-cell office:value-type="float" office:value="459" calcext:value-type="float">
            <text:p>4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69462581617278" calcext:value-type="percentage">
            <text:p>76.9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543" calcext:value-type="float">
            <text:p>1543</text:p>
          </table:table-cell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74987443495731" calcext:value-type="percentage">
            <text:p>77.5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544" calcext:value-type="float">
            <text:p>1544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75489703666499" calcext:value-type="percentage">
            <text:p>77.55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533" calcext:value-type="float">
            <text:p>1533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69964841788046" calcext:value-type="percentage">
            <text:p>77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533" calcext:value-type="float">
            <text:p>1533</text:p>
          </table:table-cell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69964841788046" calcext:value-type="percentage">
            <text:p>77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535" calcext:value-type="float">
            <text:p>1535</text:p>
          </table:table-cell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70969362129583" calcext:value-type="percentage">
            <text:p>77.1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508" calcext:value-type="float">
            <text:p>1508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57408337518835" calcext:value-type="percentage">
            <text:p>75.74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511" calcext:value-type="float">
            <text:p>1511</text:p>
          </table:table-cell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5891511803114" calcext:value-type="percentage">
            <text:p>75.89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516" calcext:value-type="float">
            <text:p>1516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61426418884982" calcext:value-type="percentage">
            <text:p>76.14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525" calcext:value-type="float">
            <text:p>1525</text:p>
          </table:table-cell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65946760421899" calcext:value-type="percentage">
            <text:p>76.59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93" calcext:value-type="float">
            <text:p>149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49874434957308" calcext:value-type="percentage">
            <text:p>74.99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510" calcext:value-type="float">
            <text:p>1510</text:p>
          </table:table-cell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58412857860372" calcext:value-type="percentage">
            <text:p>75.84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497" calcext:value-type="float">
            <text:p>1497</text:p>
          </table:table-cell>
          <table:table-cell office:value-type="float" office:value="494" calcext:value-type="float">
            <text:p>49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51883475640382" calcext:value-type="percentage">
            <text:p>75.19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502" calcext:value-type="float">
            <text:p>1502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54394776494224" calcext:value-type="percentage">
            <text:p>75.44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605" calcext:value-type="float">
            <text:p>1605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806127574083375" calcext:value-type="percentage">
            <text:p>80.61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608" calcext:value-type="float">
            <text:p>1608</text:p>
          </table:table-cell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807634354595681" calcext:value-type="percentage">
            <text:p>80.76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610" calcext:value-type="float">
            <text:p>1610</text:p>
          </table:table-cell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08638874937218" calcext:value-type="percentage">
            <text:p>80.8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608" calcext:value-type="float">
            <text:p>1608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07634354595681" calcext:value-type="percentage">
            <text:p>80.7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612" calcext:value-type="float">
            <text:p>1612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09643395278754" calcext:value-type="percentage">
            <text:p>80.9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612" calcext:value-type="float">
            <text:p>1612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09643395278754" calcext:value-type="percentage">
            <text:p>80.9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615" calcext:value-type="float">
            <text:p>1615</text:p>
          </table:table-cell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1115017579106" calcext:value-type="percentage">
            <text:p>81.12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613" calcext:value-type="float">
            <text:p>1613</text:p>
          </table:table-cell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10145655449523" calcext:value-type="percentage">
            <text:p>81.01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586" calcext:value-type="float">
            <text:p>1586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96584630838775" calcext:value-type="percentage">
            <text:p>79.66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581" calcext:value-type="float">
            <text:p>158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94073329984932" calcext:value-type="percentage">
            <text:p>79.41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531" calcext:value-type="float">
            <text:p>1531</text:p>
          </table:table-cell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68960321446509" calcext:value-type="percentage">
            <text:p>76.9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532" calcext:value-type="float">
            <text:p>1532</text:p>
          </table:table-cell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69462581617278" calcext:value-type="percentage">
            <text:p>76.9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543" calcext:value-type="float">
            <text:p>1543</text:p>
          </table:table-cell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74987443495731" calcext:value-type="percentage">
            <text:p>77.5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554" calcext:value-type="float">
            <text:p>1554</text:p>
          </table:table-cell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0512305374184" calcext:value-type="percentage">
            <text:p>78.0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556" calcext:value-type="float">
            <text:p>1556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1516825715721" calcext:value-type="percentage">
            <text:p>78.1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555" calcext:value-type="float">
            <text:p>1555</text:p>
          </table:table-cell>
          <table:table-cell office:value-type="float" office:value="436" calcext:value-type="float">
            <text:p>4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1014565544952" calcext:value-type="percentage">
            <text:p>78.1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556" calcext:value-type="float">
            <text:p>1556</text:p>
          </table:table-cell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81516825715721" calcext:value-type="percentage">
            <text:p>78.15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554" calcext:value-type="float">
            <text:p>1554</text:p>
          </table:table-cell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0512305374184" calcext:value-type="percentage">
            <text:p>78.0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558" calcext:value-type="float">
            <text:p>1558</text:p>
          </table:table-cell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82521346057258" calcext:value-type="percentage">
            <text:p>78.25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590" calcext:value-type="float">
            <text:p>1590</text:p>
          </table:table-cell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98593671521848" calcext:value-type="percentage">
            <text:p>79.86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591" calcext:value-type="float">
            <text:p>1591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99095931692617" calcext:value-type="percentage">
            <text:p>79.91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594" calcext:value-type="float">
            <text:p>1594</text:p>
          </table:table-cell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800602712204922" calcext:value-type="percentage">
            <text:p>80.0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561" calcext:value-type="float">
            <text:p>1561</text:p>
          </table:table-cell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84028126569563" calcext:value-type="percentage">
            <text:p>78.40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570" calcext:value-type="float">
            <text:p>1570</text:p>
          </table:table-cell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8548468106479" calcext:value-type="percentage">
            <text:p>78.8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553" calcext:value-type="float">
            <text:p>1553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0010045203415" calcext:value-type="percentage">
            <text:p>78.0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558" calcext:value-type="float">
            <text:p>1558</text:p>
          </table:table-cell>
          <table:table-cell office:value-type="float" office:value="433" calcext:value-type="float">
            <text:p>43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2521346057258" calcext:value-type="percentage">
            <text:p>78.2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560" calcext:value-type="float">
            <text:p>1560</text:p>
          </table:table-cell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3525866398795" calcext:value-type="percentage">
            <text:p>78.3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567" calcext:value-type="float">
            <text:p>1567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7041687594174" calcext:value-type="percentage">
            <text:p>78.70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570" calcext:value-type="float">
            <text:p>1570</text:p>
          </table:table-cell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8548468106479" calcext:value-type="percentage">
            <text:p>78.8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567" calcext:value-type="float">
            <text:p>1567</text:p>
          </table:table-cell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87041687594174" calcext:value-type="percentage">
            <text:p>78.70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568" calcext:value-type="float">
            <text:p>1568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87543947764942" calcext:value-type="percentage">
            <text:p>78.75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583" calcext:value-type="float">
            <text:p>1583</text:p>
          </table:table-cell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795077850326469" calcext:value-type="percentage">
            <text:p>79.51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588" calcext:value-type="float">
            <text:p>1588</text:p>
          </table:table-cell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percentage" office:value="0.797589151180311" calcext:value-type="percentage">
            <text:p>79.76%</text:p>
          </table:table-cell>
          <table:table-cell office:value-type="percentage" office:value="0.08" calcext:value-type="percentage">
            <text:p>8.00%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588" calcext:value-type="float">
            <text:p>1588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percentage" office:value="0.797589151180311" calcext:value-type="percentage">
            <text:p>79.76%</text:p>
          </table:table-cell>
          <table:table-cell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574" calcext:value-type="float">
            <text:p>1574</text:p>
          </table:table-cell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percentage" office:value="0.790557508789553" calcext:value-type="percentage">
            <text:p>79.06%</text:p>
          </table:table-cell>
          <table:table-cell office:value-type="percentage" office:value="0.06" calcext:value-type="percentage">
            <text:p>6.00%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582" calcext:value-type="float">
            <text:p>1582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percentage" office:value="0.794575590155701" calcext:value-type="percentage">
            <text:p>79.46%</text:p>
          </table:table-cell>
          <table:table-cell office:value-type="percentage" office:value="0.02" calcext:value-type="percentage">
            <text:p>2.00%</text:p>
          </table:table-cell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9T14:44:35.955742683</dc:date>
    <meta:editing-duration>PT42M23S</meta:editing-duration>
    <meta:editing-cycles>2</meta:editing-cycles>
    <meta:generator>LibreOffice/25.8.1.1$Linux_X86_64 LibreOffice_project/580$Build-1</meta:generator>
    <meta:document-statistic meta:table-count="1" meta:cell-count="70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1.867cm" svg:y="0.316cm" chart:style-name="ch2">
          <text:p>OneClassSVM Non-Outlier Detection For Legitimate Majority</text:p>
        </chart:title>
        <chart:plot-area chart:style-name="ch3" svg:x="1.331cm" svg:y="1.275cm" svg:width="14.349cm" svg:height="6.564cm">
          <chart:coordinate-region svg:x="2.94cm" svg:y="1.474cm" svg:width="12.74cm" svg:height="5.361cm"/>
          <chart:axis chart:dimension="x" chart:name="primary-x" chart:style-name="ch4" chartooo:axis-type="auto">
            <chartooo:date-scale/>
            <chart:title svg:x="7.883cm" svg:y="8.019cm" chart:style-name="ch2">
              <text:p><text:span text:style-name="T1">Gamma</text:span></text:p>
            </chart:title>
            <chart:categories table:cell-range-address="svm_legit_majority.A2:svm_legit_majority.A101"/>
          </chart:axis>
          <chart:axis chart:dimension="y" chart:name="primary-y" chart:style-name="ch5">
            <chart:title svg:x="0.451cm" svg:y="7.561cm" chart:style-name="ch6">
              <text:p><text:span text:style-name="T2">Percent of Non-Outliers Correctly Labeled</text:span></text:p>
            </chart:title>
            <chart:grid chart:style-name="ch7" chart:class="major"/>
          </chart:axis>
          <chart:series chart:style-name="ch8" chart:values-cell-range-address="svm_legit_majority.F2:svm_legit_majority.F101" chart:label-cell-address="svm_legit_majority.F1:svm_legit_majority.F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 detection ratio</text:p>
                <draw:g>
                  <svg:desc>svm_legit_majority.F1:svm_legit_majority.F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vm_legit_majority.A2:svm_legit_majority.A101</svg:desc>
                </draw:g>
              </table:table-cell>
              <table:table-cell office:value-type="float" office:value="0">
                <text:p>0</text:p>
                <draw:g>
                  <svg:desc>svm_legit_majority.F2:svm_legit_majority.F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445504771471622">
                <text:p>0.445504771471622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369161225514817">
                <text:p>0.36916122551481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537920642893019">
                <text:p>0.537920642893019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414866901054746">
                <text:p>0.414866901054746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686589653440482">
                <text:p>0.686589653440482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410848819688599">
                <text:p>0.410848819688599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269211451531894">
                <text:p>0.269211451531894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370668006027122">
                <text:p>0.37066800602712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340030135610246">
                <text:p>0.34003013561024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4856855851331">
                <text:p>0.34856855851331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361125062782521">
                <text:p>0.361125062782521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428427925665495">
                <text:p>0.42842792566549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440984429934706">
                <text:p>0.44098442993470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556504269211452">
                <text:p>0.556504269211452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518332496233049">
                <text:p>0.518332496233049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522350577599196">
                <text:p>0.52235057759919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619286790557509">
                <text:p>0.61928679055750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614766449020593">
                <text:p>0.61476644902059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627825213460573">
                <text:p>0.62782521346057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9809141135108">
                <text:p>0.79809141135108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808136614766449">
                <text:p>0.808136614766449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805625313912607">
                <text:p>0.805625313912607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802109492717228">
                <text:p>0.802109492717228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794073329984932">
                <text:p>0.79407332998493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797086891009543">
                <text:p>0.797086891009543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795077850326469">
                <text:p>0.795077850326469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757408337518835">
                <text:p>0.75740833751883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747865394274234">
                <text:p>0.747865394274234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757910597689603">
                <text:p>0.75791059768960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54394776494224">
                <text:p>0.75439477649422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737820190858865">
                <text:p>0.73782019085886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31793068809643">
                <text:p>0.73179306880964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734806629834254">
                <text:p>0.734806629834254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731290808638875">
                <text:p>0.73129080863887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733802109492717">
                <text:p>0.733802109492717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740331491712707">
                <text:p>0.740331491712707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739829231541939">
                <text:p>0.73982923154193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74585635359116">
                <text:p>0.74585635359116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781516825715721">
                <text:p>0.78151682571572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77498744349573">
                <text:p>0.777498744349573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781014565544952">
                <text:p>0.78101456554495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776494224008036">
                <text:p>0.776494224008036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778001004520342">
                <text:p>0.778001004520342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781516825715721">
                <text:p>0.781516825715721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781516825715721">
                <text:p>0.781516825715721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780010045203415">
                <text:p>0.780010045203415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780010045203415">
                <text:p>0.780010045203415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770969362129583">
                <text:p>0.770969362129583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769964841788046">
                <text:p>0.76996484178804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69462581617278">
                <text:p>0.76946258161727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774987443495731">
                <text:p>0.774987443495731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775489703666499">
                <text:p>0.775489703666499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769964841788046">
                <text:p>0.76996484178804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769964841788046">
                <text:p>0.76996484178804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70969362129583">
                <text:p>0.770969362129583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757408337518835">
                <text:p>0.75740833751883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75891511803114">
                <text:p>0.75891511803114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761426418884982">
                <text:p>0.761426418884982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765946760421899">
                <text:p>0.765946760421899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749874434957308">
                <text:p>0.74987443495730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758412857860372">
                <text:p>0.758412857860372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751883475640382">
                <text:p>0.751883475640382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754394776494224">
                <text:p>0.75439477649422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806127574083375">
                <text:p>0.806127574083375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807634354595681">
                <text:p>0.80763435459568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808638874937218">
                <text:p>0.80863887493721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807634354595681">
                <text:p>0.80763435459568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809643395278754">
                <text:p>0.80964339527875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809643395278754">
                <text:p>0.8096433952787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1115017579106">
                <text:p>0.81115017579106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810145655449523">
                <text:p>0.81014565544952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96584630838775">
                <text:p>0.79658463083877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794073329984932">
                <text:p>0.79407332998493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68960321446509">
                <text:p>0.768960321446509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69462581617278">
                <text:p>0.76946258161727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74987443495731">
                <text:p>0.774987443495731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780512305374184">
                <text:p>0.780512305374184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81516825715721">
                <text:p>0.781516825715721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781014565544952">
                <text:p>0.78101456554495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81516825715721">
                <text:p>0.78151682571572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780512305374184">
                <text:p>0.780512305374184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782521346057258">
                <text:p>0.782521346057258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798593671521848">
                <text:p>0.798593671521848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799095931692617">
                <text:p>0.799095931692617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00602712204922">
                <text:p>0.80060271220492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784028126569563">
                <text:p>0.78402812656956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788548468106479">
                <text:p>0.788548468106479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780010045203415">
                <text:p>0.780010045203415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782521346057258">
                <text:p>0.782521346057258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83525866398795">
                <text:p>0.783525866398795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787041687594174">
                <text:p>0.787041687594174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788548468106479">
                <text:p>0.78854846810647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787041687594174">
                <text:p>0.78704168759417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787543947764942">
                <text:p>0.78754394776494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795077850326469">
                <text:p>0.795077850326469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797589151180311">
                <text:p>0.79758915118031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97589151180311">
                <text:p>0.797589151180311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790557508789553">
                <text:p>0.79055750878955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94575590155701">
                <text:p>0.7945755901557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355cm" svg:y="0.316cm" chart:style-name="ch2">
          <text:p>OneClassSVM Outlier Detection For Legitimate Majority</text:p>
        </chart:title>
        <chart:plot-area chart:style-name="ch3" svg:x="1.331cm" svg:y="1.275cm" svg:width="14.349cm" svg:height="6.564cm">
          <chart:coordinate-region svg:x="2.94cm" svg:y="1.474cm" svg:width="12.74cm" svg:height="5.361cm"/>
          <chart:axis chart:dimension="x" chart:name="primary-x" chart:style-name="ch4" chartooo:axis-type="auto">
            <chartooo:date-scale/>
            <chart:title svg:x="7.883cm" svg:y="8.019cm" chart:style-name="ch2">
              <text:p><text:span text:style-name="T1">Gamma</text:span></text:p>
            </chart:title>
            <chart:categories table:cell-range-address="svm_legit_majority.A2:svm_legit_majority.A101"/>
          </chart:axis>
          <chart:axis chart:dimension="y" chart:name="primary-y" chart:style-name="ch5">
            <chart:title svg:x="0.451cm" svg:y="7.217cm" chart:style-name="ch6">
              <text:p><text:span text:style-name="T1">Percent of Outliers Correctly Labeled</text:span></text:p>
            </chart:title>
            <chart:grid chart:style-name="ch7" chart:class="major"/>
          </chart:axis>
          <chart:series chart:style-name="ch8" chart:values-cell-range-address="svm_legit_majority.G2:svm_legit_majority.G101" chart:label-cell-address="svm_legit_majority.G1:svm_legit_majority.G1" chart:class="chart:ba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tlier detection ratio</text:p>
                <draw:g>
                  <svg:desc>svm_legit_majority.G1:svm_legit_majority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vm_legit_majority.A2:svm_legit_majority.A101</svg:desc>
                </draw:g>
              </table:table-cell>
              <table:table-cell office:value-type="float" office:value="1">
                <text:p>1</text:p>
                <draw:g>
                  <svg:desc>svm_legit_majority.G2:svm_legit_majority.G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369a3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opacity="50%"/>
    </style:style>
    <style:style style:name="ch12" style:family="chart" style:data-style-name="N11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477cm" fo:min-width="5.512cm" loext:decorative="false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1.955cm" svg:y="0.315cm" chart:style-name="ch2">
          <text:p>ClassSVM Outlier And Non-Outlier Detection For Legitimate Majority</text:p>
        </chart:title>
        <chart:legend chart:legend-position="end" svg:x="13.914cm" svg:y="3.984cm" style:legend-expansion="custom" svg:width="1.933cm" svg:height="1.76cm" style:legend-expansion-aspect-ratio="1.09829545454545" chart:style-name="ch3"/>
        <chart:plot-area chart:style-name="ch4" svg:x="1.327cm" svg:y="1.399cm" svg:width="12.578cm" svg:height="6.431cm">
          <chart:coordinate-region svg:x="2.936cm" svg:y="1.598cm" svg:width="10.969cm" svg:height="5.228cm"/>
          <chart:axis chart:dimension="x" chart:name="primary-x" chart:style-name="ch5" chartooo:axis-type="text">
            <chart:title svg:x="6.994cm" svg:y="8.01cm" chart:style-name="ch2">
              <text:p><text:span text:style-name="T1">Gamma</text:span></text:p>
            </chart:title>
            <chart:categories table:cell-range-address="svm_legit_majority.A2:svm_legit_majority.A101"/>
          </chart:axis>
          <chart:axis chart:dimension="y" chart:name="primary-y" chart:style-name="ch6">
            <chart:title svg:x="0.447cm" svg:y="7.301cm" chart:style-name="ch7">
              <text:p><text:span text:style-name="T1">Percent of Entries Correctly Identified</text:span></text:p>
            </chart:title>
            <chart:grid chart:style-name="ch8" chart:class="major"/>
          </chart:axis>
          <chart:series chart:style-name="ch9" chart:values-cell-range-address="svm_legit_majority.F2:svm_legit_majority.F101" loext:label-string="nonoutlier" chart:class="chart:bar">
            <chart:data-point chart:repeated="33"/>
            <chart:data-point chart:style-name="ch10"/>
            <chart:data-point chart:repeated="2"/>
            <chart:data-point chart:style-name="ch11"/>
            <chart:data-point chart:repeated="11"/>
            <chart:data-point chart:style-name="ch10"/>
            <chart:data-point chart:repeated="10"/>
            <chart:data-point chart:style-name="ch10"/>
            <chart:data-point chart:repeated="40"/>
          </chart:series>
          <chart:series chart:style-name="ch12" chart:values-cell-range-address="svm_legit_majority.G2:svm_legit_majority.G101" loext:label-string="outlier" chart:class="chart:bar">
            <chart:data-point chart:repeated="100"/>
          </chart:series>
          <chart:wall chart:style-name="ch13"/>
          <chart:floor chart:style-name="ch14"/>
        </chart:plot-area>
        <draw:frame draw:style-name="gr1" draw:text-style-name="P1" svg:width="5.512cm" svg:height="0.954cm" svg:x="8.15cm" svg:y="8.284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outlier</text:p>
              </table:table-cell>
              <table:table-cell office:value-type="string">
                <text:p>outlier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vm_legit_majority.A2:svm_legit_majority.A101</svg:desc>
                </draw:g>
              </table:table-cell>
              <table:table-cell office:value-type="float" office:value="0">
                <text:p>0</text:p>
                <draw:g>
                  <svg:desc>svm_legit_majority.F2:svm_legit_majority.F101</svg:desc>
                </draw:g>
              </table:table-cell>
              <table:table-cell office:value-type="float" office:value="1">
                <text:p>1</text:p>
                <draw:g>
                  <svg:desc>svm_legit_majority.G2:svm_legit_majority.G10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445504771471622">
                <text:p>0.44550477147162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369161225514817">
                <text:p>0.3691612255148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537920642893019">
                <text:p>0.53792064289301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414866901054746">
                <text:p>0.41486690105474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686589653440482">
                <text:p>0.68658965344048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410848819688599">
                <text:p>0.41084881968859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269211451531894">
                <text:p>0.269211451531894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370668006027122">
                <text:p>0.37066800602712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340030135610246">
                <text:p>0.3400301356102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34856855851331">
                <text:p>0.34856855851331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361125062782521">
                <text:p>0.3611250627825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428427925665495">
                <text:p>0.42842792566549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440984429934706">
                <text:p>0.44098442993470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556504269211452">
                <text:p>0.55650426921145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518332496233049">
                <text:p>0.51833249623304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522350577599196">
                <text:p>0.522350577599196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619286790557509">
                <text:p>0.61928679055750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614766449020593">
                <text:p>0.61476644902059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627825213460573">
                <text:p>0.62782521346057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79809141135108">
                <text:p>0.7980914113510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808136614766449">
                <text:p>0.80813661476644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805625313912607">
                <text:p>0.80562531391260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802109492717228">
                <text:p>0.80210949271722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794073329984932">
                <text:p>0.79407332998493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797086891009543">
                <text:p>0.79708689100954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795077850326469">
                <text:p>0.79507785032646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757408337518835">
                <text:p>0.75740833751883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747865394274234">
                <text:p>0.74786539427423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757910597689603">
                <text:p>0.75791059768960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754394776494224">
                <text:p>0.7543947764942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737820190858865">
                <text:p>0.73782019085886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731793068809643">
                <text:p>0.73179306880964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734806629834254">
                <text:p>0.7348066298342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731290808638875">
                <text:p>0.7312908086388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733802109492717">
                <text:p>0.73380210949271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740331491712707">
                <text:p>0.74033149171270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739829231541939">
                <text:p>0.73982923154193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74585635359116">
                <text:p>0.7458563535911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781516825715721">
                <text:p>0.7815168257157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777498744349573">
                <text:p>0.77749874434957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781014565544952">
                <text:p>0.78101456554495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776494224008036">
                <text:p>0.77649422400803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778001004520342">
                <text:p>0.77800100452034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781516825715721">
                <text:p>0.7815168257157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781516825715721">
                <text:p>0.7815168257157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780010045203415">
                <text:p>0.7800100452034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780010045203415">
                <text:p>0.78001004520341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770969362129583">
                <text:p>0.77096936212958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769964841788046">
                <text:p>0.7699648417880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69462581617278">
                <text:p>0.76946258161727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774987443495731">
                <text:p>0.77498744349573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775489703666499">
                <text:p>0.77548970366649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769964841788046">
                <text:p>0.7699648417880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769964841788046">
                <text:p>0.76996484178804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770969362129583">
                <text:p>0.7709693621295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757408337518835">
                <text:p>0.75740833751883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75891511803114">
                <text:p>0.7589151180311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761426418884982">
                <text:p>0.7614264188849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765946760421899">
                <text:p>0.7659467604218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749874434957308">
                <text:p>0.74987443495730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758412857860372">
                <text:p>0.75841285786037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751883475640382">
                <text:p>0.75188347564038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754394776494224">
                <text:p>0.75439477649422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806127574083375">
                <text:p>0.8061275740833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807634354595681">
                <text:p>0.80763435459568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808638874937218">
                <text:p>0.80863887493721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807634354595681">
                <text:p>0.80763435459568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809643395278754">
                <text:p>0.8096433952787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0.809643395278754">
                <text:p>0.80964339527875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1115017579106">
                <text:p>0.811150175791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810145655449523">
                <text:p>0.81014565544952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96584630838775">
                <text:p>0.79658463083877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794073329984932">
                <text:p>0.79407332998493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768960321446509">
                <text:p>0.76896032144650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769462581617278">
                <text:p>0.76946258161727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774987443495731">
                <text:p>0.77498744349573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780512305374184">
                <text:p>0.7805123053741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781516825715721">
                <text:p>0.78151682571572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781014565544952">
                <text:p>0.78101456554495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781516825715721">
                <text:p>0.78151682571572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780512305374184">
                <text:p>0.78051230537418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782521346057258">
                <text:p>0.78252134605725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798593671521848">
                <text:p>0.798593671521848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799095931692617">
                <text:p>0.79909593169261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00602712204922">
                <text:p>0.80060271220492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784028126569563">
                <text:p>0.784028126569563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788548468106479">
                <text:p>0.7885484681064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0.780010045203415">
                <text:p>0.78001004520341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0.782521346057258">
                <text:p>0.782521346057258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83525866398795">
                <text:p>0.78352586639879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0.787041687594174">
                <text:p>0.787041687594174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0.788548468106479">
                <text:p>0.78854846810647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0.787041687594174">
                <text:p>0.78704168759417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0.787543947764942">
                <text:p>0.787543947764942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0.795077850326469">
                <text:p>0.79507785032646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0.797589151180311">
                <text:p>0.797589151180311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0.797589151180311">
                <text:p>0.79758915118031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0.790557508789553">
                <text:p>0.79055750878955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0.794575590155701">
                <text:p>0.794575590155701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